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1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5.334cm" svg:x="8.636cm" svg:y="6.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4.478cm" svg:y1="8.89cm" svg:x2="14.478cm" svg:y2="9.398cm">
          <text:p/>
        </draw:line>
        <draw:line draw:style-name="gr2" draw:text-style-name="P1" draw:layer="layout" svg:x1="8.636cm" svg:y1="9.144cm" svg:x2="8.636cm" svg:y2="8.636cm">
          <text:p/>
        </draw:line>
        <draw:line draw:style-name="gr2" draw:text-style-name="P1" draw:layer="layout" svg:x1="11.43cm" svg:y1="6.35cm" svg:x2="11.938cm" svg:y2="6.35cm">
          <text:p/>
        </draw:line>
        <draw:line draw:style-name="gr2" draw:text-style-name="P1" draw:layer="layout" svg:x1="11.938cm" svg:y1="11.684cm" svg:x2="11.43cm" svg:y2="11.684cm">
          <text:p/>
        </draw:line>
        <draw:frame draw:style-name="gr3" draw:layer="layout" svg:width="1.349cm" svg:height="0.962cm" svg:x="11.03cm" svg:y="6.529cm">
          <draw:text-box>
            <text:p>x.0</text:p>
          </draw:text-box>
        </draw:frame>
        <draw:frame draw:style-name="gr3" draw:layer="layout" svg:width="1.349cm" svg:height="0.962cm" svg:x="12.954cm" svg:y="8.636cm">
          <draw:text-box>
            <text:p>x.1</text:p>
          </draw:text-box>
        </draw:frame>
        <draw:frame draw:style-name="gr3" draw:layer="layout" svg:width="1.349cm" svg:height="0.962cm" svg:x="11.097cm" svg:y="10.668cm">
          <draw:text-box>
            <text:p>x.2</text:p>
          </draw:text-box>
        </draw:frame>
        <draw:frame draw:style-name="gr3" draw:layer="layout" svg:width="1.349cm" svg:height="0.962cm" svg:x="8.811cm" svg:y="8.636cm">
          <draw:text-box>
            <text:p>x.3</text:p>
          </draw:text-box>
        </draw:frame>
        <draw:frame draw:style-name="gr4" draw:text-style-name="P2" draw:layer="layout" svg:width="3.934cm" svg:height="1.199cm" svg:x="14.772cm" svg:y="8.59cm">
          <draw:text-box>
            <text:list text:style-name="L1">
              <text:list-item>
                <text:p><text:span text:style-name="T1">x.0 bug fixes</text:span></text:p>
              </text:list-item>
              <text:list-item>
                <text:p><text:span text:style-name="T1">minor features </text:span></text:p>
              </text:list-item>
            </text:list>
          </draw:text-box>
        </draw:frame>
        <draw:frame draw:style-name="gr4" draw:text-style-name="P2" draw:layer="layout" svg:width="4.713cm" svg:height="1.199cm" svg:x="10.678cm" svg:y="11.938cm">
          <draw:text-box>
            <text:list text:style-name="L1">
              <text:list-item>
                <text:p><text:span text:style-name="T1">new minor features</text:span></text:p>
              </text:list-item>
            </text:list>
            <text:p><text:span text:style-name="T1"><text:s/></text:span></text:p>
          </draw:text-box>
        </draw:frame>
        <draw:frame draw:style-name="gr4" draw:text-style-name="P2" draw:layer="layout" svg:width="3.49cm" svg:height="1.199cm" svg:x="4.892cm" svg:y="8.653cm">
          <draw:text-box>
            <text:list text:style-name="L1">
              <text:list-item>
                <text:p><text:span text:style-name="T1">x.2 bug fixes</text:span></text:p>
              </text:list-item>
              <text:list-item>
                <text:p><text:span text:style-name="T1">stabilization </text:span></text:p>
              </text:list-item>
            </text:list>
          </draw:text-box>
        </draw:frame>
        <draw:frame draw:style-name="gr4" draw:text-style-name="P2" draw:layer="layout" svg:width="2.526cm" svg:height="1.199cm" svg:x="10.678cm" svg:y="4.839cm">
          <draw:text-box>
            <text:p><text:span text:style-name="T1">New major</text:span></text:p>
            <text:p><text:span text:style-name="T1">featur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yberi </meta:initial-creator>
    <meta:creation-date>2014-05-31T05:54:01</meta:creation-date>
    <dc:date>2014-05-31T06:06:31</dc:date>
    <dc:creator>kyyberi </dc:creator>
    <meta:editing-duration>P0D</meta:editing-duration>
    <meta:editing-cycles>1</meta:editing-cycles>
    <meta:document-statistic meta:object-count="36"/>
    <meta:generator>LibreOffice/4.0.2.2$Linux_X86_64 LibreOffice_project/400m0$Build-2</meta:generator>
  </office:meta>
</office:document-meta>
</file>